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11" style:family="paragraph" style:parent-style-name="Standard">
      <style:paragraph-properties fo:break-before="page"/>
      <style:text-properties officeooo:rsid="0035a363" officeooo:paragraph-rsid="0035a363"/>
    </style:style>
    <style:style style:name="P12" style:family="paragraph" style:parent-style-name="Standard" style:list-style-name="L1">
      <style:text-properties officeooo:rsid="001e3fd1" officeooo:paragraph-rsid="001e3fd1"/>
    </style:style>
    <style:style style:name="P13" style:family="paragraph" style:parent-style-name="Standard" style:list-style-name="L2">
      <style:text-properties officeooo:rsid="001e3fd1" officeooo:paragraph-rsid="001e3fd1"/>
    </style:style>
    <style:style style:name="P14" style:family="paragraph" style:parent-style-name="Standard" style:list-style-name="L1">
      <style:text-properties officeooo:rsid="002193ed" officeooo:paragraph-rsid="002193ed"/>
    </style:style>
    <style:style style:name="P15" style:family="paragraph" style:parent-style-name="Standard" style:list-style-name="L2">
      <style:text-properties officeooo:rsid="002193ed" officeooo:paragraph-rsid="002193ed"/>
    </style:style>
    <style:style style:name="P16" style:family="paragraph" style:parent-style-name="Standard" style:list-style-name="L3">
      <style:text-properties officeooo:rsid="00233c70" officeooo:paragraph-rsid="00233c70"/>
    </style:style>
    <style:style style:name="P17" style:family="paragraph" style:parent-style-name="Standard" style:list-style-name="L4">
      <style:text-properties officeooo:rsid="002752ea" officeooo:paragraph-rsid="002752ea"/>
    </style:style>
    <style:style style:name="P18" style:family="paragraph" style:parent-style-name="Standard" style:list-style-name="L4">
      <style:text-properties officeooo:rsid="002aada8" officeooo:paragraph-rsid="002aada8"/>
    </style:style>
    <style:style style:name="P19" style:family="paragraph" style:parent-style-name="Standard" style:list-style-name="L4">
      <style:text-properties officeooo:rsid="00291122" officeooo:paragraph-rsid="00291122"/>
    </style:style>
    <style:style style:name="P20" style:family="paragraph" style:parent-style-name="Standard">
      <style:text-properties officeooo:rsid="0035a363" officeooo:paragraph-rsid="0035a363"/>
    </style:style>
    <style:style style:name="P21" style:family="paragraph" style:parent-style-name="Standard">
      <style:text-properties officeooo:rsid="00377bad" officeooo:paragraph-rsid="00377bad"/>
    </style:style>
    <style:style style:name="P22" style:family="paragraph" style:parent-style-name="Standard">
      <style:paragraph-properties fo:break-before="page"/>
      <style:text-properties officeooo:rsid="0035a363" officeooo:paragraph-rsid="0035a363"/>
    </style:style>
    <style:style style:name="P23" style:family="paragraph" style:parent-style-name="Frame_20_contents">
      <style:text-properties officeooo:paragraph-rsid="002f7908"/>
    </style:style>
    <style:style style:name="P24" style:family="paragraph" style:parent-style-name="Frame_20_contents">
      <style:text-properties officeooo:paragraph-rsid="003136c3"/>
    </style:style>
    <style:style style:name="P25" style:family="paragraph">
      <loext:graphic-properties draw:fill="solid" draw:fill-color="#fcc79b"/>
    </style:style>
    <style:style style:name="P26" style:family="paragraph">
      <loext:graphic-properties draw:fill="solid" draw:fill-color="#820f71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officeooo:rsid="00377b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1">Модуль фотографирования и управления установкой</text:p>
      <text:p text:style-name="P3">Параметры:</text:p>
      <text:p text:style-name="P3">1. Класс управления станком</text:p>
      <text:list xml:id="list1839890062" text:style-name="L1">
        <text:list-item>
          <text:p text:style-name="P12">Совершает запуск сервера и подключение к нему</text:p>
        </text:list-item>
        <text:list-item>
          <text:p text:style-name="P14">Хранит текущие параметры установки</text:p>
        </text:list-item>
        <text:list-item>
          <text:p text:style-name="P12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669604361" text:style-name="L2">
        <text:list-item>
          <text:p text:style-name="P13">Совершает подключение к камере</text:p>
        </text:list-item>
        <text:list-item>
          <text:p text:style-name="P15">Хранит текущие параметры камеры</text:p>
        </text:list-item>
        <text:list-item>
          <text:p text:style-name="P13">Формирует запросы к камере</text:p>
        </text:list-item>
        <text:list-item>
          <text:p text:style-name="P13">Управляет сохранением изображений</text:p>
        </text:list-item>
      </text:list>
      <text:p text:style-name="P4">3. Класс просмотра готовых изображений</text:p>
      <text:list xml:id="list578668458" text:style-name="L3">
        <text:list-item>
          <text:p text:style-name="P16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10">Интерфейс</text:p>
      <text:p text:style-name="P6"/>
      <text:p text:style-name="P7">Функции:</text:p>
      <text:list xml:id="list2414887285" text:style-name="L4">
        <text:list-item>
          <text:p text:style-name="P17">Ручной режим управления станком</text:p>
          <text:list>
            <text:list-item>
              <text:p text:style-name="P18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18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17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17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19">Режим проведения фотосъемки <text:span text:style-name="T1">изделия</text:span></text:p>
          <text:list>
            <text:list-item>
              <text:p text:style-name="P19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0" draw:name="Фигура1" draw:style-name="gr1" draw:text-style-name="P25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2" draw:name="Фигура2" draw:style-name="gr3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4" draw:name="Фигура2" draw:style-name="gr5" svg:width="8.362cm" svg:height="9.949cm" svg:x="1.275cm" svg:y="2.312cm"><text:p text:style-name="P23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26" svg:width="7.226cm" svg:height="0.768cm" svg:x="10.271cm" svg:y="6.593cm"><text:p text:style-name="P23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26" svg:width="7.145cm" svg:height="1.747cm" svg:x="10.324cm" svg:y="2.577cm"><text:p text:style-name="P23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26" svg:width="7.145cm" svg:height="0.768cm" svg:x="10.326cm" svg:y="5.586cm"><text:p text:style-name="P23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3" draw:name="Фигура2" draw:style-name="gr4" draw:text-style-name="P26" svg:width="7.171cm" svg:height="0.768cm" svg:x="10.273cm" svg:y="11.412cm"><text:p text:style-name="P23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5" draw:name="Фигура2" draw:style-name="gr6" draw:text-style-name="P26" svg:width="7.092cm" svg:height="0.768cm" svg:x="10.351cm" svg:y="10.432cm"><text:p text:style-name="P23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1" draw:name="Фигура2" draw:style-name="gr2" draw:text-style-name="P26" svg:width="7.092cm" svg:height="2.412cm" svg:x="10.347cm" svg:y="7.68cm"><text:p text:style-name="P23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6" draw:name="Фигура2" draw:style-name="gr7" draw:text-style-name="P26" svg:width="7.12cm" svg:height="0.768cm" svg:x="10.324cm" svg:y="4.556cm"><text:p text:style-name="P24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11">Как можно выполнять калибровку?</text:p>
      <text:p text:style-name="P20"/>
      <text:p text:style-name="P11">Относительно карантинных мер я бы все-таки хотел выскзаать свою точку зрения. Либерализм ведь должен в первую очередь защищать права и свободы человека, личности. И нет такой угрозы, под видом которой государство име<text:span text:style-name="T7">ло бы по идее </text:span>право применять насилие к человеку. </text:p>
      <text:p text:style-name="P20">Единственным исключением для насилия является его применение к человеку не <text:span text:style-name="T7">сведущему.</text:span> Например, <text:span text:style-name="T7">мы</text:span> можем удержать ребенка от того, чтобы он бежал на дорогу. <text:span text:style-name="T7">И это будет некоторым насилием, но ведь если бы ребенок был достаточно разумным и понимал все свое положение, то он бы не стал бежать через дорогу.</text:span></text:p>
      <text:p text:style-name="P21">Другое дело — карантинные меры. Да, с одной стороны, многие люди, поняв всю суть опасности, стали бы носить маски и ограничили бы свое передвижение, но с другой стороны, есть люди, которые даже понимая всей опасности ситуации — откажутся от ограничительный карантинных мер, предпочтут более насыщенную жизнь без ограничений с риском более безопасной жизни с ограничениями.<text:line-break/>Можно однако сказать, что в то же время эти люди не имеют права подвергать опасности людей, которые предпочтут жить более безопасно. Ведь мы штрафуем и наказываем водителей, которые совершают правонарушения, потому что их вождение приводит к опасной ситуации для всех людей, а также ущемляет их права путем получения преимущества на дороге, благодаря агрессивному поведени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0-23T08:41:35.725030183</dc:date>
    <meta:editing-duration>PT9H45M55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4" meta:paragraph-count="36" meta:word-count="395" meta:character-count="2786" meta:non-whitespace-character-count="2423"/>
  </office:meta>
</office:document-meta>
</file>